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number-rows-repeated="104854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Лист2" table:style-name="ta2"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1-е слаг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-е слаг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<text:s text:c="6"/>Сумма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</table:table-row>
      </table:table>
      <table:table table:name="Лист3" table:style-name="ta2"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Уменьш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Вычит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Разность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</table:table-row>
      </table:table>
      <table:table table:name="Лист4" table:style-name="ta2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<text:span text:style-name="T1">AND </text:span>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Лист5" table:style-name="ta2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<text:span text:style-name="T1">OR</text:span> 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table table:name="Лист6" table:style-name="ta2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<text:span text:style-name="T1">XOR</text:span> 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table table:name="Лист7" table:style-name="ta2">
        <table:table-column table:style-name="co1" table:number-columns-repeated="8" table:default-cell-style-name="Default"/>
        <table:table-row table:style-name="ro1">
          <table:table-cell office:value-type="float" office:value="1101101" calcext:value-type="float">
            <text:p>1101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1" calcext:value-type="float">
            <text:p>10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<text:s text:c="11"/>AN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PT Astra Sans" fo:font-family="'PT Astra Sans'" style:font-style-name="Обычный" style:font-family-generic="swiss" style:font-pitch="variable" fo:font-size="12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2">00.00.0000</text:date>, <text:time style:data-style-name="N2" text:time-value="11:00:17.33339643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2T11:00:17.587294563</meta:creation-date>
    <dc:title>Таблица</dc:title>
    <meta:generator>LibreOffice/7.6.7.2$Linux_X86_64 LibreOffice_project/60$Build-2</meta:generator>
    <meta:editing-duration>PT1H33M23S</meta:editing-duration>
    <meta:editing-cycles>3</meta:editing-cycles>
    <dc:date>2026-04-22T12:33:41.227776251</dc:date>
    <meta:document-statistic meta:table-count="7" meta:cell-count="281" meta:object-count="0"/>
    <meta:template xlink:type="simple" xlink:actuate="onRequest" xlink:title="Таблица" xlink:href="../../../../../usr/lib/libreoffice/share/template/common/ШАБЛОН_ЭЛЕКТРОННОЙ_ТАБЛИЦЫ_2019-07-22.ots" meta:date="2026-04-22T11:00:17.434442496"/>
  </office:meta>
</office:document-meta>
</file>